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78cm" style:rel-column-width="1405*"/>
    </style:style>
    <style:style style:name="Tabela1.B" style:family="table-column">
      <style:table-column-properties style:column-width="12.51cm" style:rel-column-width="7092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et">
      <style:text-properties fo:font-size="2pt" style:font-size-asian="1.75pt" style:font-size-complex="2pt"/>
    </style:style>
    <style:style style:name="P6" style:family="paragraph" style:parent-style-name="Component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Ass_5f_Title">MultMap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Ass_5f_Id"><text:span text:style-name="T2">&lt;http://purl.org/dcc/pt.c02foundations.MultMap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>Mauricio Bertanha</text:p>
            <text:p text:style-name="Ass_5f_Author">Rodrigo Elizeu Gonçalves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>Associates a a list of Objects with a key, by creating a hash of lists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AssM_5f_Description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Label_5f_Asset">Title</text:p>
                </table:table-cell>
                <table:table-cell table:style-name="Tabela2.B1" office:value-type="string">
                  <text:p text:style-name="Ass_5f_Title">IMultMap</text:p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Ass_5f_Id"><text:span text:style-name="T2">&lt;http://purl.org/dcc/pt.c02foundations.IMultMap&gt;</text:span></text:p>
                </table:table-cell>
              </table:table-row>
              <table:table-row>
                <table:table-cell table:style-name="Tabela2.A2" office:value-type="string">
                  <text:p text:style-name="Label_5f_Asset">Description</text:p>
                </table:table-cell>
                <table:table-cell table:style-name="Tabela2.B2" office:value-type="string">
                  <text:p text:style-name="Ass_5f_Description">Associates a a list of Objects with a key, by creating a hash of lists</text:p>
                </table:table-cell>
              </table:table-row>
              <table:table-row>
                <table:table-cell table:style-name="Tabela2.B2" table:number-columns-spanned="2" office:value-type="string">
                  <text:p text:style-name="P5"/>
                </table:table-cell>
                <table:covered-table-cell/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4-09T11:50:40.71</dc:date>
    <meta:editing-cycles>27</meta:editing-cycles>
    <meta:editing-duration>PT575H47M14S</meta:editing-duration>
    <meta:generator>BrOffice.org/3.2$Win32 OpenOffice.org_project/320m18$Build-9502</meta:generator>
    <meta:document-statistic meta:table-count="2" meta:image-count="0" meta:object-count="0" meta:page-count="1" meta:paragraph-count="19" meta:word-count="52" meta:character-count="385"/>
    <meta:user-defined meta:name="Template Id">http://purl.org/inloco/dcc/component-specification</meta:user-defined>
  </office:meta>
</office:document-meta>
</file>